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cloudflare.com</text:p>
          </table:table-cell>
          <table:table-cell office:value-type="string">
            <text:p>CloudFlare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36280</text:p>
          </table:table-cell>
        </table:table-row>
        <table:table-row table:style-name="ro1">
          <table:table-cell office:value-type="string">
            <text:p>incapsula.com</text:p>
          </table:table-cell>
          <table:table-cell office:value-type="string">
            <text:p>Incapsula Inc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471</text:p>
          </table:table-cell>
        </table:table-row>
        <table:table-row table:style-name="ro1">
          <table:table-cell office:value-type="string">
            <text:p>janrainengage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78</text:p>
          </table:table-cell>
        </table:table-row>
        <table:table-row table:style-name="ro1">
          <table:table-cell office:value-type="string">
            <text:p>edgecastcdn.net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25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Sony Music Entertainment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01</text:p>
          </table:table-cell>
        </table:table-row>
        <table:table-row table:style-name="ro1">
          <table:table-cell office:value-type="string">
            <text:p>fiducia.de</text:p>
          </table:table-cell>
          <table:table-cell office:value-type="string">
            <text:p>Fiducia IT AG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599</text:p>
          </table:table-cell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588</text:p>
          </table:table-cell>
        </table:table-row>
        <table:table-row table:style-name="ro1">
          <table:table-cell office:value-type="string">
            <text:p>practiceweb.co.uk</text:p>
          </table:table-cell>
          <table:table-cell office:value-type="string">
            <text:p>PracticeWEB Limited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577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MyPlayDirect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488</text:p>
          </table:table-cell>
        </table:table-row>
        <table:table-row table:style-name="ro1">
          <table:table-cell office:value-type="string">
            <text:p>indiebound.org</text:p>
          </table:table-cell>
          <table:table-cell office:value-type="string">
            <text:p>American Booksellers Associ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62</text:p>
          </table:table-cell>
        </table:table-row>
        <table:table-row table:style-name="ro1">
          <table:table-cell office:value-type="string">
            <text:p>patriotwebmarketing.com</text:p>
          </table:table-cell>
          <table:table-cell office:value-type="string">
            <text:p>Patriot Web Marketing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8</text:p>
          </table:table-cell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S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2</text:p>
          </table:table-cell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 DBA Vin65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48</text:p>
          </table:table-cell>
        </table:table-row>
        <table:table-row table:style-name="ro1">
          <table:table-cell office:value-type="string">
            <text:p>palmwebservices.com</text:p>
          </table:table-cell>
          <table:table-cell office:value-type="string">
            <text:p>Palm Web Services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35</text:p>
          </table:table-cell>
        </table:table-row>
        <table:table-row table:style-name="ro1">
          <table:table-cell office:value-type="string">
            <text:p>cdnetworks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64</text:p>
          </table:table-cell>
        </table:table-row>
        <table:table-row table:style-name="ro1">
          <table:table-cell office:value-type="string">
            <text:p>cdngc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42</text:p>
          </table:table-cell>
        </table:table-row>
        <table:table-row table:style-name="ro1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13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78</text:p>
          </table:table-cell>
        </table:table-row>
        <table:table-row table:style-name="ro1">
          <table:table-cell office:value-type="string">
            <text:p>digitalpfizer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251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MICROGAME S.P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5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3</text:p>
          </table:table-cell>
        </table:table-row>
        <table:table-row table:style-name="ro1">
          <table:table-cell office:value-type="string">
            <text:p>moodlerooms.com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14</text:p>
          </table:table-cell>
        </table:table-row>
        <table:table-row table:style-name="ro1">
          <table:table-cell office:value-type="string">
            <text:p>rgenerato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8</text:p>
          </table:table-cell>
        </table:table-row>
        <table:table-row table:style-name="ro1">
          <table:table-cell office:value-type="string">
            <text:p>novantpractices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5</text:p>
          </table:table-cell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Ltd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98</text:p>
          </table:table-cell>
        </table:table-row>
        <table:table-row table:style-name="ro1">
          <table:table-cell office:value-type="string">
            <text:p>pacloud.net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73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70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6</text:p>
          </table:table-cell>
        </table:table-row>
        <table:table-row table:style-name="ro1">
          <table:table-cell office:value-type="string">
            <text:p>cvent.com</text:p>
          </table:table-cell>
          <table:table-cell office:value-type="string">
            <text:p>Cvent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5</text:p>
          </table:table-cell>
        </table:table-row>
        <table:table-row table:style-name="ro1">
          <table:table-cell office:value-type="string">
            <text:p>rpxnow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7</text:p>
          </table:table-cell>
        </table:table-row>
        <table:table-row table:style-name="ro1">
          <table:table-cell office:value-type="string">
            <text:p>com/emailAddress=admin@suresupport.com</text:p>
          </table:table-cell>
          <table:table-cell office:value-type="string">
            <text:p>Dimitar Dimitrov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145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0</text:p>
          </table:table-cell>
        </table:table-row>
        <table:table-row table:style-name="ro1">
          <table:table-cell office:value-type="string">
            <text:p>lipton.ch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38</text:p>
          </table:table-cell>
        </table:table-row>
        <table:table-row table:style-name="ro1">
          <table:table-cell office:value-type="string">
            <text:p>edgecast.com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9</text:p>
          </table:table-cell>
        </table:table-row>
        <table:table-row table:style-name="ro1">
          <table:table-cell office:value-type="string">
            <text:p>360bliss.com</text:p>
          </table:table-cell>
          <table:table-cell office:value-type="string">
            <text:p>360incentives.com Canada - Hosted By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td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</table:table-row>
        <table:table-row table:style-name="ro1">
          <table:table-cell office:value-type="string">
            <text:p>fastly.net</text:p>
          </table:table-cell>
          <table:table-cell office:value-type="string">
            <text:p>Fastly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5</text:p>
          </table:table-cell>
        </table:table-row>
        <table:table-row table:style-name="ro1">
          <table:table-cell office:value-type="string">
            <text:p>raceit.com</text:p>
          </table:table-cell>
          <table:table-cell office:value-type="string">
            <text:p>US RaceWorks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5</text:p>
          </table:table-cell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3</text:p>
          </table:table-cell>
        </table:table-row>
        <table:table-row table:style-name="ro1">
          <table:table-cell office:value-type="string">
            <text:p>delhi.edu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</table:table-row>
        <table:table-row table:style-name="ro1">
          <table:table-cell office:value-type="string">
            <text:p>hamaris.fr</text:p>
          </table:table-cell>
          <table:table-cell office:value-type="string">
            <text:p>INOVAGORA</text:p>
          </table:table-cell>
          <table:table-cell office:value-type="string">
            <text:p>TBS X509 CA pro hosting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HighQ Solutions Limite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6</text:p>
          </table:table-cell>
        </table:table-row>
        <table:table-row table:style-name="ro1">
          <table:table-cell office:value-type="string">
            <text:p>smiths.com</text:p>
          </table:table-cell>
          <table:table-cell office:value-type="string">
            <text:p>Smiths Group plc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</table:table-row>
        <table:table-row table:style-name="ro1">
          <table:table-cell office:value-type="string">
            <text:p>yottaa.net</text:p>
          </table:table-cell>
          <table:table-cell office:value-type="string">
            <text:p>Yottaa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nternet Pipeline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CARETECH SOLUTIONS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3</text:p>
          </table:table-cell>
        </table:table-row>
        <table:table-row table:style-name="ro1">
          <table:table-cell office:value-type="string">
            <text:p>3scale.net</text:p>
          </table:table-cell>
          <table:table-cell office:value-type="string">
            <text:p>3 Scale Networks SL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Pipeline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Virtual Graffiti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pacloud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</table:table-row>
        <table:table-row table:style-name="ro1">
          <table:table-cell office:value-type="string">
            <text:p>rogers.com</text:p>
          </table:table-cell>
          <table:table-cell office:value-type="string">
            <text:p>Rogers Communications Inc.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</table:table-row>
        <table:table-row table:style-name="ro1">
          <table:table-cell office:value-type="string">
            <text:p>marketlive.com</text:p>
          </table:table-cell>
          <table:table-cell office:value-type="string">
            <text:p>MarketLive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</table:table-row>
        <table:table-row table:style-name="ro1">
          <table:table-cell office:value-type="string">
            <text:p>worldssl.net</text:p>
          </table:table-cell>
          <table:table-cell office:value-type="string">
            <text:p>OnApp SDN.BHD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2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</table:table-row>
        <table:table-row table:style-name="ro1">
          <table:table-cell office:value-type="string">
            <text:p>textmeusa.com</text:p>
          </table:table-cell>
          <table:table-cell office:value-type="string">
            <text:p>Intellectual Capital Management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1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Red Bull Gmb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</table:table-row>
        <table:table-row table:style-name="ro1">
          <table:table-cell office:value-type="string">
            <text:p>pfizergardens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</table:table-row>
        <table:table-row table:style-name="ro1">
          <table:table-cell office:value-type="string">
            <text:p>terra.as</text:p>
          </table:table-cell>
          <table:table-cell office:value-type="string">
            <text:p>EIK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</table:table-row>
        <table:table-row table:style-name="ro1">
          <table:table-cell office:value-type="string">
            <text:p>demant.com</text:p>
          </table:table-cell>
          <table:table-cell office:value-type="string">
            <text:p>William Demant Holding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9</text:p>
          </table:table-cell>
        </table:table-row>
        <table:table-row table:style-name="ro1">
          <table:table-cell office:value-type="string">
            <text:p>peopleadmin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7</text:p>
          </table:table-cell>
        </table:table-row>
        <table:table-row table:style-name="ro1">
          <table:table-cell office:value-type="string">
            <text:p>babycenter.com</text:p>
          </table:table-cell>
          <table:table-cell office:value-type="string">
            <text:p>Johnson and Johns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</table:table-row>
        <table:table-row table:style-name="ro1">
          <table:table-cell office:value-type="string">
            <text:p>medicare-anthem.com</text:p>
          </table:table-cell>
          <table:table-cell office:value-type="string">
            <text:p>Wellpoint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</table:table-row>
        <table:table-row table:style-name="ro1">
          <table:table-cell office:value-type="string">
            <text:p>novantonline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</table:table-row>
        <table:table-row table:style-name="ro1">
          <table:table-cell office:value-type="string">
            <text:p>technolutions.net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</table:table-row>
        <table:table-row table:style-name="ro1">
          <table:table-cell office:value-type="string">
            <text:p>terra.as</text:p>
          </table:table-cell>
          <table:table-cell office:value-type="string">
            <text:p>TERR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</table:table-row>
        <table:table-row table:style-name="ro1">
          <table:table-cell office:value-type="string">
            <text:p>busites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4</text:p>
          </table:table-cell>
        </table:table-row>
        <table:table-row table:style-name="ro1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SHA2 High Assuranc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</table:table-row>
        <table:table-row table:style-name="ro1">
          <table:table-cell office:value-type="string">
            <text:p>magazine.nl</text:p>
          </table:table-cell>
          <table:table-cell office:value-type="string">
            <text:p>Sanoma+Media+Netherlands+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</table:table-row>
        <table:table-row table:style-name="ro1">
          <table:table-cell office:value-type="string">
            <text:p>technolutions.com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</table:table-row>
        <table:table-row table:style-name="ro1">
          <table:table-cell office:value-type="string">
            <text:p>magazine.nl</text:p>
          </table:table-cell>
          <table:table-cell office:value-type="string">
            <text:p>Sanoma Media Netherlands 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Regus Management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</table:table-row>
        <table:table-row table:style-name="ro1">
          <table:table-cell office:value-type="string">
            <text:p>allpharmacymeds.com</text:p>
          </table:table-cell>
          <table:table-cell office:value-type="string">
            <text:p>Thundercom Systems Ltd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</table:table-row>
        <table:table-row table:style-name="ro1">
          <table:table-cell office:value-type="string">
            <text:p>nextuc.net</text:p>
          </table:table-cell>
          <table:table-cell office:value-type="string">
            <text:p>NextU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Holiday Extras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foxycart.com</text:p>
          </table:table-cell>
          <table:table-cell office:value-type="string">
            <text:p>FoxyCart.com LLC</text:p>
          </table:table-cell>
          <table:table-cell office:value-type="string">
            <text:p>DigiCert Secure Server CA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</table:table-row>
        <table:table-row table:style-name="ro1">
          <table:table-cell office:value-type="string">
            <text:p>nilfisk-advance.com</text:p>
          </table:table-cell>
          <table:table-cell office:value-type="string">
            <text:p>Nilfisk-Advance A/S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</table:table-row>
        <table:table-row table:style-name="ro1">
          <table:table-cell office:value-type="string">
            <text:p>intility.no</text:p>
          </table:table-cell>
          <table:table-cell office:value-type="string">
            <text:p>Intility AS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8</text:p>
          </table:table-cell>
        </table:table-row>
        <table:table-row table:style-name="ro1">
          <table:table-cell office:value-type="string">
            <text:p>epr-shop.de</text:p>
          </table:table-cell>
          <table:table-cell office:value-type="string">
            <text:p>MediAhau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7</text:p>
          </table:table-cell>
        </table:table-row>
        <table:table-row table:style-name="ro1">
          <table:table-cell office:value-type="string">
            <text:p>kimberly-clark.com</text:p>
          </table:table-cell>
          <table:table-cell office:value-type="string">
            <text:p>Kimberly-Clark Corporati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4</text:p>
          </table:table-cell>
        </table:table-row>
        <table:table-row table:style-name="ro1">
          <table:table-cell office:value-type="string">
            <text:p>raulmalo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</table:table-row>
        <table:table-row table:style-name="ro1">
          <table:table-cell office:value-type="string">
            <text:p>textmeusa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</table:table-row>
        <table:table-row table:style-name="ro1">
          <table:table-cell office:value-type="string">
            <text:p>falck.com</text:p>
          </table:table-cell>
          <table:table-cell office:value-type="string">
            <text:p>FALCK DANMARK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</table:table-row>
        <table:table-row table:style-name="ro1">
          <table:table-cell office:value-type="string">
            <text:p>lipton.com.au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</table:table-row>
        <table:table-row table:style-name="ro1">
          <table:table-cell office:value-type="string">
            <text:p>snuffelabonnement.nl</text:p>
          </table:table-cell>
          <table:table-cell office:value-type="string">
            <text:p>Sanoma Media Netherlands B.V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</table:table-row>
        <table:table-row table:style-name="ro1">
          <table:table-cell office:value-type="string">
            <text:p>careered.com</text:p>
          </table:table-cell>
          <table:table-cell office:value-type="string">
            <text:p>Career Education Corporation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</table:table-row>
        <table:table-row table:style-name="ro1">
          <table:table-cell office:value-type="string">
            <text:p>landbrugsavisen.dk</text:p>
          </table:table-cell>
          <table:table-cell office:value-type="string">
            <text:p>Videncentret for Landbrug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</table:table-row>
        <table:table-row table:style-name="ro1">
          <table:table-cell office:value-type="string">
            <text:p>novantmedicalgroup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</table:table-row>
        <table:table-row table:style-name="ro1">
          <table:table-cell office:value-type="string">
            <text:p>com/emailAddress=domains@allegroshops.com</text:p>
          </table:table-cell>
          <table:table-cell office:value-type="string">
            <text:p>AllegroShops LLC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</table:table-row>
        <table:table-row table:style-name="ro1">
          <table:table-cell office:value-type="string">
            <text:p>yottaa.net</text:p>
          </table:table-cell>
          <table:table-cell office:value-type="string">
            <text:p>Yottaa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</table:table-row>
        <table:table-row table:style-name="ro1">
          <table:table-cell office:value-type="string">
            <text:p>commtech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</table:table-row>
        <table:table-row table:style-name="ro1">
          <table:table-cell office:value-type="string">
            <text:p>fedcs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</table:table-row>
        <table:table-row table:style-name="ro1">
          <table:table-cell office:value-type="string">
            <text:p>rgnrt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</table:table-row>
        <table:table-row table:style-name="ro1">
          <table:table-cell office:value-type="string">
            <text:p>adidas.com</text:p>
          </table:table-cell>
          <table:table-cell office:value-type="string">
            <text:p>adidas AG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</table:table-row>
        <table:table-row table:style-name="ro1">
          <table:table-cell office:value-type="string">
            <text:p>ptj.de</text:p>
          </table:table-cell>
          <table:table-cell office:value-type="string">
            <text:p>Forschungszentrum Juelich GmbH</text:p>
          </table:table-cell>
          <table:table-cell office:value-type="string">
            <text:p>FZJ Certification Authority - G02/emailAddress=ca@fz-juelich.de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</table:table-row>
        <table:table-row table:style-name="ro1">
          <table:table-cell office:value-type="string">
            <text:p>qiexchange.net</text:p>
          </table:table-cell>
          <table:table-cell office:value-type="string">
            <text:p>QUEST ION IT (HK)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7</text:p>
          </table:table-cell>
        </table:table-row>
        <table:table-row table:style-name="ro1">
          <table:table-cell office:value-type="string">
            <text:p>dovethailand.com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</table:table-row>
        <table:table-row table:style-name="ro1">
          <table:table-cell office:value-type="string">
            <text:p>fox.com</text:p>
          </table:table-cell>
          <table:table-cell office:value-type="string">
            <text:p>Fox Entertainment Group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</table:table-row>
        <table:table-row table:style-name="ro1">
          <table:table-cell office:value-type="string">
            <text:p>advancedautomationinc.com</text:p>
          </table:table-cell>
          <table:table-cell office:value-type="string">
            <text:p>AAI Advanced Autom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5</text:p>
          </table:table-cell>
        </table:table-row>
        <table:table-row table:style-name="ro1">
          <table:table-cell office:value-type="string">
            <text:p>localviprewards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1-12T16:47:56</meta:creation-date>
    <dc:date>2014-11-12T16:50:09</dc:date>
    <dc:creator>John Nagle</dc:creator>
    <meta:editing-duration>P0D</meta:editing-duration>
    <meta:editing-cycles>1</meta:editing-cycles>
    <meta:document-statistic meta:table-count="3" meta:cell-count="500" meta:object-count="0"/>
    <meta:generator>LibreOffice/3.5$Linux_X86_64 LibreOffice_project/350m1$Build-2</meta:generator>
  </office:meta>
</office:document-meta>
</file>